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ąk</text:h>
      <text:p text:style-name="Standard">Pewnego dnia jakiś znajomy zatrzymał mnie i powiedział ze złością w głosie:</text:p>
      <text:list xml:id="list129953899" text:style-name="L1">
        <text:list-item>
          <text:p text:style-name="P3">ZAISTE!</text:p>
        </text:list-item>
        <text:list-item>
          <text:p text:style-name="P3">Ależ co takiego? – zdziwiony zapytałem.</text:p>
        </text:list-item>
      </text:list>
      <text:p text:style-name="P2">Wtem ujrzałem jak ów znajomy podejmuje nierówną walkę na siłowanie się na rękę z nieznajomym mi jeszcze jegomościem. Najbardziej mnie zaintrygował tatuaż który posiadał na swym przedramieniu – przedstawiał on gąsienicę która najprawdopodobniej pochodziła z południowej części Puerto Rico. Ale nie była to zwykła gąsienica z Puerto Rico. Otóż najprawdopodobniej była to gąsienica gangster. Zapytałem więc ją:</text:p>
      <text:list xml:id="list1317902129" text:continue-numbering="true" text:style-name="L1">
        <text:list-item>
          <text:p text:style-name="P3">Czy nie masz może droga moja dla mnie jakiejś propozycji nie do odrzucenia?</text:p>
        </text:list-item>
        <text:list-item>
          <text:p text:style-name="P3">Ależ skąd! Za kogo ty mnie masz jestem porządną gąsienicą. Nie godzi się dawać głównym postaciom takich propozycji. – odpowiedziała robiąc obrażoną minę</text:p>
        </text:list-item>
      </text:list>
      <text:p text:style-name="P2">Nie pozostało mi nic innego niż pozostawić mojego znajomego jego losowi gdyż wiedziałem że w końcu i tak wykorzysta niedawno poznaną nową technikę Chwytu Czarnej Czapli Wyskakującej Z Przerębla i tym samym wygra ponieważ jego przeciwnik będzie zbyt zdziwiony żeby odpowiedzieć na nią jedyną możliwą obroną – techniką Purpurowego Dziobaka.</text:p>
      <text:p text:style-name="P2">Ja sam wyruszyłem w dalszą podróż w poszukiwaniu sensu tej opowieści... C.D.N.</text:p>
      <text:p text:style-name="P2"/>
      <text:p text:style-name="P2"/>
      <text:p text:style-name="P2"/>
      <text:p text:style-name="P1">Jakub Tyras, Bartłomiej Boci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17T13:47:07</dc:date>
    <meta:editing-duration>PT00H24M42S</meta:editing-duration>
    <meta:editing-cycles>9</meta:editing-cycles>
    <meta:generator>OpenOffice.org/3.2$Unix OpenOffice.org_project/320m12$Build-9483</meta:generator>
    <meta:document-statistic meta:table-count="0" meta:image-count="0" meta:object-count="0" meta:page-count="1" meta:paragraph-count="10" meta:word-count="183" meta:character-count="1208"/>
  </office:meta>
</office:document-meta>
</file>